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ableScriptTargetSource.RefreshableScriptTargetSource( BeanFactory beanFactory , String beanName , ScriptFactory scriptFactory , ScriptSource scriptSource , boolean isFactory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reshableScriptTargetSource.obtainFreshBean( BeanFactory beanFactory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reshableScriptTargetSource.requires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